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Preformatted_20_Text"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" fo:font-weight="bold" style:font-weight-asian="bold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style:font-name="DejaVu Sans Mono" officeooo:rsid="0013a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PROGRAM – 6</text:span></text:p>
      <text:p text:style-name="Standard"><text:span text:style-name="T1">/********************************************************************/</text:span></text:p>
      <text:p text:style-name="Standard"><text:span text:style-name="T1">/* Name of the Program : string operation <text:s/><text:tab/><text:tab/> <text:s text:c="18"/>*/</text:span></text:p>
      <text:p text:style-name="Standard"><text:span text:style-name="T1">/* Aim <text:s text:c="16"/>: extraction a substring and finding the <text:s text:c="4"/>*/ </text:span></text:p>
      <text:p text:style-name="Standard"><text:span text:style-name="T1">/* <text:s text:c="22"/>length of a string <text:s text:c="24"/>*/</text:span></text:p>
      <text:p text:style-name="Standard"><text:span text:style-name="T1">/* Author <text:s text:c="13"/>: Phebe John <text:s text:c="32"/>*/</text:span></text:p>
      <text:p text:style-name="Standard"><text:span text:style-name="T1">/* Date Written <text:s text:c="7"/>: 1</text:span><text:span text:style-name="T5">8</text:span><text:span text:style-name="T1">.01.2018 <text:s text:c="32"/>*/</text:span></text:p>
      <text:p text:style-name="Standard"><text:span text:style-name="T4">/</text:span><text:span text:style-name="T1">********************************************************************</text:span><text:span text:style-name="T4">/</text:span></text:p>
      <text:p text:style-name="P3"/>
      <text:p text:style-name="Standard"><text:span text:style-name="T1">/********************************************************************/</text:span></text:p>
      <text:p text:style-name="Standard"><text:span text:style-name="T1">/* </text:span><text:span text:style-name="T3">PROGRAM: <text:s text:c="56"/></text:span><text:span text:style-name="T1">*/</text:span></text:p>
      <text:p text:style-name="Standard"><text:span text:style-name="T3"><text:tab/></text:span></text:p>
      <text:p text:style-name="Preformatted_20_Text"><text:span text:style-name="T1">echo Enter a string</text:span></text:p>
      <text:p text:style-name="Preformatted_20_Text"><text:span text:style-name="T1">read string</text:span></text:p>
      <text:p text:style-name="Preformatted_20_Text"><text:span text:style-name="T1">echo Enter starting position of the string</text:span></text:p>
      <text:p text:style-name="Preformatted_20_Text"><text:span text:style-name="T1">read pos</text:span></text:p>
      <text:p text:style-name="Preformatted_20_Text"><text:span text:style-name="T1">echo Enter the length of the string</text:span></text:p>
      <text:p text:style-name="Preformatted_20_Text"><text:span text:style-name="T1">read len</text:span></text:p>
      <text:p text:style-name="Preformatted_20_Text"><text:span text:style-name="T1">echo The substring is ${string:$pos:$len}</text:span></text:p>
      <text:p text:style-name="Preformatted_20_Text"><text:span text:style-name="T1">echo The length of the string is ${#string}</text:span></text:p>
      <text:p text:style-name="Preformatted_20_Text"><text:span text:style-name="T1">/********************************************************************/</text:span></text:p>
      <text:p text:style-name="P5"/>
      <text:p text:style-name="Standard"><text:span text:style-name="T1">/********************************************************************/</text:span></text:p>
      <text:p text:style-name="Standard"><text:span text:style-name="T1">/* </text:span><text:span text:style-name="T4">RESULT :</text:span><text:span text:style-name="T3"> <text:s text:c="56"/></text:span><text:span text:style-name="T1">*/</text:span></text:p>
      <text:p text:style-name="Standard"><text:span text:style-name="T1">/* </text:span><text:span text:style-name="T4"><text:s text:c="2"/></text:span><text:span text:style-name="T3"><text:s text:c="63"/></text:span><text:span text:style-name="T1">*/</text:span><text:span text:style-name="T3"> <text:s text:c="57"/></text:span><text:span text:style-name="T1"><text:s text:c="65"/></text:span></text:p>
      <text:p text:style-name="Standard"><text:span text:style-name="T1">/* The script is executed and the output is verified <text:s text:c="15"/>*/</text:span></text:p>
      <text:p text:style-name="Standard"><text:span text:style-name="T1">/* </text:span><text:span text:style-name="T4"><text:s text:c="8"/></text:span><text:span text:style-name="T3"><text:s text:c="57"/></text:span><text:span text:style-name="T1">*/</text:span></text:p>
      <text:p text:style-name="Standard"><text:span text:style-name="T1">/********************************************************************/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1">/********************************************************************/</text:span></text:p>
      <text:p text:style-name="Standard"><text:span text:style-name="T3">OUTPUT: <text:s text:c="57"/></text:span></text:p>
      <text:p text:style-name="Standard"><text:span text:style-name="T1"><text:s text:c="65"/></text:span></text:p>
      <text:p text:style-name="Standard"><text:span text:style-name="T1">$ ./pgm6.sh</text:span></text:p>
      <text:p text:style-name="Standard"><text:span text:style-name="T1">Enter a string</text:span></text:p>
      <text:p text:style-name="Standard"><text:span text:style-name="T1">only believe</text:span></text:p>
      <text:p text:style-name="Standard"><text:span text:style-name="T1">Enter starting position of the string</text:span></text:p>
      <text:p text:style-name="Standard"><text:span text:style-name="T1">6</text:span></text:p>
      <text:p text:style-name="Standard"><text:span text:style-name="T1">Enter the length of the string</text:span></text:p>
      <text:p text:style-name="Standard"><text:span text:style-name="T1">3</text:span></text:p>
      <text:p text:style-name="Standard"><text:span text:style-name="T1">The substring is eli</text:span></text:p>
      <text:p text:style-name="Standard"><text:span text:style-name="T1">The length of the string is 12</text:span></text:p>
      <text:p text:style-name="Standard"><text:span text:style-name="T1">/********************************************************************/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67</meta:editing-cycles>
    <meta:print-date>2018-03-24T18:15:00</meta:print-date>
    <meta:creation-date>2016-11-01T11:32:00</meta:creation-date>
    <dc:date>2018-03-25T19:15:21.011786714</dc:date>
    <dc:language>en-IN</dc:language>
    <meta:editing-duration>PT1H35M30S</meta:editing-duration>
    <meta:generator>LibreOffice/5.4.2.2$Linux_X86_64 LibreOffice_project/40m0$Build-2</meta:generator>
    <meta:document-statistic meta:table-count="0" meta:image-count="0" meta:object-count="0" meta:page-count="2" meta:paragraph-count="39" meta:word-count="139" meta:character-count="1885" meta:non-whitespace-character-count="11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